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42200001CBCBB30A6A1.svm"/>
  <manifest:file-entry manifest:media-type="" manifest:full-path="Pictures/2000000700006C86000030E4B232ED4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4091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6" table:number-rows-spanned="1">
            <text:p>2014 Robot Button Layout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table:number-columns-spanned="6" table:number-rows-spanned="1"/>
          <table:covered-table-cell table:number-columns-repeated="3" table:style-name="ce2"/>
          <table:covered-table-cell table:number-columns-repeated="2" table:style-name="ce9"/>
          <table:table-cell>
            <draw:frame table:end-cell-address="Sheet1.R17" table:end-x="0.8102in" table:end-y="0.1067in" draw:z-index="0" draw:name="Graphics 1" draw:style-name="gr1" draw:text-style-name="P1" svg:width="9.711in" svg:height="2.9339in" svg:x="0.8783in" svg:y="0.0193in">
              <draw:image xlink:href="Pictures/200000070000542200001CBCBB30A6A1.svm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style-name="ce3" office:value-type="string">
            <text:p>Person</text:p>
          </table:table-cell>
          <table:table-cell table:style-name="ce3" office:value-type="string">
            <text:p>Joystick</text:p>
          </table:table-cell>
          <table:table-cell table:style-name="ce3" office:value-type="string">
            <text:p>Axis</text:p>
          </table:table-cell>
          <table:table-cell office:value-type="string">
            <text:p>Purpose</text:p>
          </table:table-cell>
          <table:table-cell table:style-name="ce3" office:value-type="string">
            <text:p>Buttons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4">
          <table:table-cell table:style-name="ce4" table:number-columns-spanned="6" table:number-rows-spanned="1"/>
          <table:covered-table-cell table:number-columns-repeated="5" table:style-name="ce4"/>
          <table:table-cell table:number-columns-repeated="2"/>
        </table:table-row>
        <table:table-row table:style-name="ro5">
          <table:table-cell table:style-name="ce5" office:value-type="string">
            <text:p>Driver</text:p>
          </table:table-cell>
          <table:table-cell table:style-name="ce7" office:value-type="string">
            <text:p>Attack3 (two needed)</text:p>
          </table:table-cell>
          <table:table-cell table:style-name="ce6"/>
          <table:table-cell table:number-columns-repeated="5"/>
        </table:table-row>
        <table:table-row table:style-name="ro6">
          <table:table-cell/>
          <table:table-cell table:style-name="ce6" office:value-type="string">
            <text:p>First Joystick</text:p>
          </table:table-cell>
          <table:table-cell office:value-type="string">
            <text:p>1 (x)</text:p>
          </table:table-cell>
          <table:table-cell office:value-type="string">
            <text:p>Translate</text:p>
          </table:table-cell>
          <table:table-cell office:value-type="string">
            <text:p>Button 2</text:p>
          </table:table-cell>
          <table:table-cell office:value-type="string">
            <text:p>Shift Low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2 (y)</text:p>
          </table:table-cell>
          <table:table-cell office:value-type="string">
            <text:p>Forward Speed</text:p>
          </table:table-cell>
          <table:table-cell office:value-type="string">
            <text:p>Button 3</text:p>
          </table:table-cell>
          <table:table-cell office:value-type="string">
            <text:p>Shift High</text:p>
          </table:table-cell>
          <table:table-cell table:number-columns-repeated="2"/>
        </table:table-row>
        <table:table-row table:style-name="ro6">
          <table:table-cell table:number-columns-repeated="8"/>
        </table:table-row>
        <table:table-row table:style-name="ro6">
          <table:table-cell/>
          <table:table-cell table:style-name="ce6" office:value-type="string">
            <text:p>Second Joystick</text:p>
          </table:table-cell>
          <table:table-cell office:value-type="string">
            <text:p>1 (x)</text:p>
          </table:table-cell>
          <table:table-cell office:value-type="string">
            <text:p>Rotate</text:p>
          </table:table-cell>
          <table:table-cell office:value-type="string">
            <text:p>Button 9</text:p>
          </table:table-cell>
          <table:table-cell office:value-type="string">
            <text:p>Recalibrate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2 (y)</text:p>
          </table:table-cell>
          <table:table-cell office:value-type="string">
            <text:p>Tank Right Side</text:p>
          </table:table-cell>
          <table:table-cell table:number-columns-repeated="4"/>
        </table:table-row>
        <table:table-row table:style-name="ro6" table:number-rows-repeated="2">
          <table:table-cell table:number-columns-repeated="8"/>
        </table:table-row>
        <table:table-row table:style-name="ro6">
          <table:table-cell table:style-name="ce6" office:value-type="string">
            <text:p>Driver</text:p>
          </table:table-cell>
          <table:table-cell office:value-type="string">
            <text:p>Xbox</text:p>
          </table:table-cell>
          <table:table-cell office:value-type="string">
            <text:p>1 (x) (top left)</text:p>
          </table:table-cell>
          <table:table-cell office:value-type="string">
            <text:p>Translate</text:p>
          </table:table-cell>
          <table:table-cell office:value-type="string">
            <text:p>Button 5</text:p>
          </table:table-cell>
          <table:table-cell office:value-type="string">
            <text:p>Shift Low</text:p>
          </table:table-cell>
          <table:table-cell table:number-columns-repeated="2"/>
        </table:table-row>
        <table:table-row table:style-name="ro6">
          <table:table-cell table:style-name="ce6"/>
          <table:table-cell/>
          <table:table-cell office:value-type="string">
            <text:p>2 (y) (top left)</text:p>
          </table:table-cell>
          <table:table-cell office:value-type="string">
            <text:p>Forward Speed</text:p>
          </table:table-cell>
          <table:table-cell office:value-type="string">
            <text:p>Button 6</text:p>
          </table:table-cell>
          <table:table-cell office:value-type="string">
            <text:p>Shift High</text:p>
          </table:table-cell>
          <table:table-cell table:number-columns-repeated="2"/>
        </table:table-row>
        <table:table-row table:style-name="ro6">
          <table:table-cell table:style-name="ce6"/>
          <table:table-cell/>
          <table:table-cell office:value-type="string">
            <text:p>4 (bottom right)</text:p>
          </table:table-cell>
          <table:table-cell office:value-type="string">
            <text:p>Rotate</text:p>
          </table:table-cell>
          <table:table-cell office:value-type="string">
            <text:p>Button 7</text:p>
          </table:table-cell>
          <table:table-cell office:value-type="string">
            <text:p>Recalibrate</text:p>
          </table:table-cell>
          <table:table-cell table:number-columns-repeated="2"/>
        </table:table-row>
        <table:table-row table:style-name="ro6">
          <table:table-cell table:style-name="ce6"/>
          <table:table-cell/>
          <table:table-cell office:value-type="string">
            <text:p>5 (bottom right)</text:p>
          </table:table-cell>
          <table:table-cell office:value-type="string">
            <text:p>Tank Right Side</text:p>
          </table:table-cell>
          <table:table-cell table:number-columns-repeated="4"/>
        </table:table-row>
        <table:table-row table:style-name="ro6">
          <table:table-cell table:number-columns-repeated="8"/>
        </table:table-row>
        <table:table-row table:style-name="ro6">
          <table:table-cell table:style-name="ce6" office:value-type="string">
            <text:p>Driver</text:p>
          </table:table-cell>
          <table:table-cell office:value-type="string">
            <text:p>Logitech</text:p>
          </table:table-cell>
          <table:table-cell office:value-type="string">
            <text:p>1 (x) (left)</text:p>
          </table:table-cell>
          <table:table-cell office:value-type="string">
            <text:p>Translate</text:p>
          </table:table-cell>
          <table:table-cell office:value-type="string">
            <text:p>Button 5</text:p>
          </table:table-cell>
          <table:table-cell office:value-type="string">
            <text:p>Shift Low</text:p>
          </table:table-cell>
          <table:table-cell table:style-name="ce10" table:number-columns-repeated="2"/>
        </table:table-row>
        <table:table-row table:style-name="ro6">
          <table:table-cell table:style-name="ce6"/>
          <table:table-cell/>
          <table:table-cell office:value-type="string">
            <text:p>2 (y) (left)</text:p>
          </table:table-cell>
          <table:table-cell office:value-type="string">
            <text:p>Forward Speed</text:p>
          </table:table-cell>
          <table:table-cell office:value-type="string">
            <text:p>Button 6</text:p>
          </table:table-cell>
          <table:table-cell office:value-type="string">
            <text:p>Shift High</text:p>
          </table:table-cell>
          <table:table-cell table:style-name="ce10">
            <draw:frame table:end-cell-address="Sheet1.N34" table:end-x="0.726in" table:end-y="0.1181in" draw:z-index="1" draw:name="Graphics 3" draw:style-name="gr1" draw:text-style-name="P1" svg:width="6.0843in" svg:height="2.7409in" svg:x="0.865in" svg:y="0.0083in">
              <draw:image xlink:href="Pictures/2000000700006C86000030E4B232ED44.svm" xlink:type="simple" xlink:show="embed" xlink:actuate="onLoad">
                <text:p/>
              </draw:image>
            </draw:frame>
          </table:table-cell>
          <table:table-cell table:style-name="ce10"/>
        </table:table-row>
        <table:table-row table:style-name="ro6">
          <table:table-cell table:style-name="ce6"/>
          <table:table-cell/>
          <table:table-cell office:value-type="string">
            <text:p>3 (right)</text:p>
          </table:table-cell>
          <table:table-cell office:value-type="string">
            <text:p>Rotate</text:p>
          </table:table-cell>
          <table:table-cell office:value-type="string">
            <text:p>Button 9</text:p>
          </table:table-cell>
          <table:table-cell office:value-type="string">
            <text:p>Recalibrate</text:p>
          </table:table-cell>
          <table:table-cell table:style-name="ce10" table:number-columns-repeated="2"/>
        </table:table-row>
        <table:table-row table:style-name="ro6">
          <table:table-cell table:style-name="ce6"/>
          <table:table-cell/>
          <table:table-cell office:value-type="string">
            <text:p>4 (right)</text:p>
          </table:table-cell>
          <table:table-cell office:value-type="string">
            <text:p>Tank Right Side</text:p>
          </table:table-cell>
          <table:table-cell table:number-columns-repeated="2"/>
          <table:table-cell table:style-name="ce10" table:number-columns-repeated="2"/>
        </table:table-row>
        <table:table-row table:style-name="ro4">
          <table:table-cell table:style-name="ce4" table:number-columns-spanned="6" table:number-rows-spanned="1"/>
          <table:covered-table-cell table:number-columns-repeated="5" table:style-name="ce4"/>
          <table:table-cell table:number-columns-repeated="2"/>
        </table:table-row>
        <table:table-row table:style-name="ro7">
          <table:table-cell table:style-name="ce6" office:value-type="string">
            <text:p>Operator</text:p>
          </table:table-cell>
          <table:table-cell office:value-type="string">
            <text:p>Xbox</text:p>
          </table:table-cell>
          <table:table-cell table:style-name="ce8" office:value-type="string">
            <text:p>4 (z), triggers</text:p>
          </table:table-cell>
          <table:table-cell table:style-name="ce8" office:value-type="string">
            <text:p>Lob, Throw</text:p>
          </table:table-cell>
          <table:table-cell table:style-name="ce8" office:value-type="string">
            <text:p>Button 1</text:p>
          </table:table-cell>
          <table:table-cell table:style-name="ce8" office:value-type="string">
            <text:p>Reload</text:p>
          </table:table-cell>
          <table:table-cell table:number-columns-repeated="2"/>
        </table:table-row>
        <table:table-row table:style-name="ro6">
          <table:table-cell table:style-name="ce6"/>
          <table:table-cell/>
          <table:table-cell table:style-name="ce8" office:value-type="string">
            <text:p>Axis 6, D-pad</text:p>
          </table:table-cell>
          <table:table-cell table:style-name="ce8" office:value-type="string">
            <text:p>Change Power</text:p>
          </table:table-cell>
          <table:table-cell table:style-name="ce8" office:value-type="string">
            <text:p>Button 5</text:p>
          </table:table-cell>
          <table:table-cell table:style-name="ce8" office:value-type="string">
            <text:p>Pass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>
            <text:p>Button 6</text:p>
          </table:table-cell>
          <table:table-cell office:value-type="string">
            <text:p>Grab</text:p>
          </table:table-cell>
          <table:table-cell table:number-columns-repeated="2"/>
        </table:table-row>
        <table:table-row table:style-name="ro6">
          <table:table-cell table:number-columns-repeated="8"/>
        </table:table-row>
        <table:table-row table:style-name="ro6">
          <table:table-cell table:style-name="ce6" office:value-type="string">
            <text:p>Operator</text:p>
          </table:table-cell>
          <table:table-cell office:value-type="string">
            <text:p>Logitech</text:p>
          </table:table-cell>
          <table:table-cell office:value-type="string">
            <text:p>Axis 6, D-pad</text:p>
          </table:table-cell>
          <table:table-cell office:value-type="string">
            <text:p>Change Power</text:p>
          </table:table-cell>
          <table:table-cell office:value-type="string">
            <text:p>Button 2</text:p>
          </table:table-cell>
          <table:table-cell office:value-type="string">
            <text:p>Reload</text:p>
          </table:table-cell>
          <table:table-cell office:value-type="string">
            <text:p>not used</text:p>
          </table:table-cell>
          <table:table-cell/>
        </table:table-row>
        <table:table-row table:style-name="ro6">
          <table:table-cell table:number-columns-repeated="4"/>
          <table:table-cell office:value-type="string">
            <text:p>Button 5</text:p>
          </table:table-cell>
          <table:table-cell office:value-type="string">
            <text:p>Pass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>
            <text:p>Button 6</text:p>
          </table:table-cell>
          <table:table-cell office:value-type="string">
            <text:p>Grab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>
            <text:p>Button 7</text:p>
          </table:table-cell>
          <table:table-cell office:value-type="string">
            <text:p>Lob</text:p>
          </table:table-cell>
          <table:table-cell office:value-type="string">
            <text:p>not used</text:p>
          </table:table-cell>
          <table:table-cell/>
        </table:table-row>
        <table:table-row table:style-name="ro6">
          <table:table-cell table:number-columns-repeated="4"/>
          <table:table-cell office:value-type="string">
            <text:p>Button 8</text:p>
          </table:table-cell>
          <table:table-cell office:value-type="string">
            <text:p>Throw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2/06/2014</text:date>, <text:time>18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0M33S</meta:editing-duration>
    <meta:editing-cycles>11</meta:editing-cycles>
    <meta:generator>OpenOffice/4.0.0$Win32 OpenOffice.org_project/400m3$Build-9702</meta:generator>
    <dc:date>2014-02-06T18:55:40.01</dc:date>
    <dc:creator>Lakota Robotics</dc:creator>
    <meta:document-statistic meta:table-count="1" meta:cell-count="85" meta:object-count="2"/>
    <meta:user-defined meta:name="Info 1"/>
    <meta:user-defined meta:name="Info 2"/>
    <meta:user-defined meta:name="Info 3"/>
    <meta:user-defined meta:name="Info 4"/>
  </office:meta>
</office:document-meta>
</file>